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E000000B01FF2CFCF.png" manifest:media-type="image/png"/>
  <manifest:file-entry manifest:full-path="Pictures/10001822000012010000122A9F398BD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cm" svg:stroke-color="#eeeeee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8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cm" svg:stroke-color="#00ccff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5cm" svg:stroke-color="#9900ff" draw:marker-start-width="1.7cm" draw:marker-end-width="1.7cm" draw:fill="none" draw:textarea-vertical-align="middle" fo:padding-top="0.375cm" fo:padding-bottom="0.375cm" fo:padding-left="0.5cm" fo:padding-right="0.5cm"/>
    </style:style>
    <style:style style:name="gr11" style:family="graphic" style:parent-style-name="objectwithoutfill">
      <style:graphic-properties svg:stroke-width="0.5cm" svg:stroke-color="#00ccff" draw:marker-start-width="1.7cm" draw:marker-end-width="1.7cm" draw:fill="none" draw:textarea-vertical-align="middle" fo:padding-top="0.375cm" fo:padding-bottom="0.375cm" fo:padding-left="0.5cm" fo:padding-right="0.5cm"/>
    </style:style>
    <style:style style:name="gr12" style:family="graphic" style:parent-style-name="objectwithoutfill">
      <style:graphic-properties svg:stroke-width="0.5cm" svg:stroke-color="#ff6600" draw:marker-start-width="1.7cm" draw:marker-end-width="1.7cm" draw:fill="none" draw:textarea-vertical-align="top" fo:padding-top="0.375cm" fo:padding-bottom="0.375cm" fo:padding-left="0.5cm" fo:padding-right="0.5cm"/>
    </style:style>
    <style:style style:name="gr13" style:family="graphic" style:parent-style-name="objectwithoutfill">
      <style:graphic-properties svg:stroke-width="0.5cm" svg:stroke-color="#3333ff" draw:marker-start-width="1.7cm" draw:marker-end-width="1.7cm" draw:fill="none" draw:textarea-vertical-align="middle" fo:padding-top="0.375cm" fo:padding-bottom="0.375cm" fo:padding-left="0.5cm" fo:padding-right="0.5cm"/>
    </style:style>
    <style:style style:name="gr14" style:family="graphic" style:parent-style-name="objectwithoutfill">
      <style:graphic-properties svg:stroke-width="0.5cm" svg:stroke-color="#00cc00" draw:marker-start-width="1.7cm" draw:marker-end-width="1.7cm" draw:fill="none" draw:textarea-vertical-align="middle" fo:padding-top="0.375cm" fo:padding-bottom="0.375cm" fo:padding-left="0.5cm" fo:padding-right="0.5cm"/>
    </style:style>
    <style:style style:name="gr15" style:family="graphic" style:parent-style-name="objectwithoutfill">
      <style:graphic-properties draw:marker-end="Arrow" draw:marker-end-width="0.3cm" draw:fill="none" draw:textarea-vertical-align="top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top"/>
    </style:style>
    <style:style style:name="gr17" style:family="graphic" style:parent-style-name="objectwithoutfill">
      <style:graphic-properties draw:marker-start="Arrow" draw:marker-start-width="0.3cm" draw:marker-end-width="0.3cm" draw:fill="none" draw:textarea-vertical-align="top"/>
    </style:style>
    <style:style style:name="gr18" style:family="graphic" style:parent-style-name="objectwithoutfill">
      <style:graphic-properties draw:marker-start-width="0.3cm" draw:marker-end="Arrow" draw:marker-end-width="0.3cm" draw:fill="none" draw:textarea-vertical-align="top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-width="0.3cm" draw:marker-end="Arrow" draw:marker-end-width="0.3cm" draw:fill="none" draw:textarea-vertical-align="top"/>
    </style:style>
    <style:style style:name="gr21" style:family="graphic" style:parent-style-name="objectwithoutfill">
      <style:graphic-properties draw:marker-start="Arrow" draw:marker-start-width="0.3cm" draw:marker-end-width="0.3cm" draw:fill="none" draw:textarea-vertical-align="to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end"/>
      <style:text-properties fo:font-size="10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4cm" svg:y1="2.5cm" svg:x2="8.4cm" svg:y2="20cm">
          <text:p/>
        </draw:line>
        <draw:frame draw:style-name="gr2" draw:text-style-name="P2" draw:layer="layout" svg:width="1.958cm" svg:height="0.683cm" draw:transform="rotate (1.5707963267949) translate (1.8cm 2.458cm)">
          <draw:text-box>
            <text:p><text:span text:style-name="T1">Aufgabe</text:span></text:p>
          </draw:text-box>
        </draw:frame>
        <draw:frame draw:style-name="gr3" draw:text-style-name="P2" draw:layer="layout" svg:width="1.637cm" svg:height="0.683cm" draw:transform="rotate (1.5707963267949) translate (4.6cm 2.5cm)">
          <draw:text-box>
            <text:p><text:span text:style-name="T1">Modell</text:span></text:p>
          </draw:text-box>
        </draw:frame>
        <draw:frame draw:style-name="gr4" draw:text-style-name="P2" draw:layer="layout" svg:width="1.501cm" svg:height="0.683cm" draw:transform="rotate (1.5707963267949) translate (5.6cm 2.501cm)">
          <draw:text-box>
            <text:p><text:span text:style-name="T1">Skript</text:span></text:p>
          </draw:text-box>
        </draw:frame>
        <draw:frame draw:style-name="gr5" draw:text-style-name="P2" draw:layer="layout" svg:width="1.996cm" svg:height="0.683cm" draw:transform="rotate (1.5707963267949) translate (8.1cm 2.496cm)">
          <draw:text-box>
            <text:p><text:span text:style-name="T1">Funktion</text:span></text:p>
          </draw:text-box>
        </draw:frame>
        <draw:frame draw:style-name="gr6" draw:text-style-name="P2" draw:layer="layout" svg:width="2.386cm" svg:height="1.115cm" draw:transform="rotate (1.5707963267949) translate (11.1cm 2.5cm)">
          <draw:text-box>
            <text:p><text:span text:style-name="T1">Interne</text:span><text:span text:style-name="T1"><text:line-break/></text:span><text:span text:style-name="T1">Datenbank</text:span></text:p>
          </draw:text-box>
        </draw:frame>
        <draw:frame draw:style-name="gr7" draw:text-style-name="P2" draw:layer="layout" svg:width="2.204cm" svg:height="1.115cm" draw:transform="rotate (1.5707963267949) translate (13.3cm 2.5cm)">
          <draw:text-box>
            <text:p><text:span text:style-name="T1">AFE</text:span><text:span text:style-name="T1"><text:line-break/></text:span><text:span text:style-name="T1">Datenbank</text:span></text:p>
          </draw:text-box>
        </draw:frame>
        <draw:frame draw:style-name="gr8" draw:text-style-name="P3" draw:layer="layout" svg:width="0.941cm" svg:height="0.949cm" svg:x="0.559cm" svg:y="1.651cm">
          <draw:image xlink:href="Pictures/10001822000012010000122A9F398BDF.svg" xlink:type="simple" xlink:show="embed" xlink:actuate="onLoad">
            <text:p/>
          </draw:image>
          <draw:image xlink:href="Pictures/10000201000000AE000000B01FF2CFCF.png" xlink:type="simple" xlink:show="embed" xlink:actuate="onLoad"/>
        </draw:frame>
        <draw:line draw:style-name="gr9" draw:text-style-name="P1" draw:layer="layout" svg:x1="11.6cm" svg:y1="2.7cm" svg:x2="11.6cm" svg:y2="20.2cm">
          <text:p/>
        </draw:line>
        <draw:line draw:style-name="gr9" draw:text-style-name="P1" draw:layer="layout" svg:x1="13.8cm" svg:y1="2.7cm" svg:x2="13.8cm" svg:y2="20.2cm">
          <text:p/>
        </draw:line>
        <draw:line draw:style-name="gr1" draw:text-style-name="P1" draw:layer="layout" svg:x1="5.9cm" svg:y1="2.5cm" svg:x2="5.9cm" svg:y2="20cm">
          <text:p/>
        </draw:line>
        <draw:line draw:style-name="gr1" draw:text-style-name="P1" draw:layer="layout" svg:x1="2.1cm" svg:y1="2.5cm" svg:x2="2.1cm" svg:y2="20cm">
          <text:p/>
        </draw:line>
        <draw:line draw:style-name="gr1" draw:text-style-name="P1" draw:layer="layout" svg:x1="1cm" svg:y1="2.5cm" svg:x2="1cm" svg:y2="20cm">
          <text:p/>
        </draw:line>
        <draw:line draw:style-name="gr1" draw:text-style-name="P1" draw:layer="layout" svg:x1="4.9cm" svg:y1="2.5cm" svg:x2="4.9cm" svg:y2="20cm">
          <text:p/>
        </draw:line>
        <draw:line draw:style-name="gr10" draw:text-style-name="P1" draw:layer="layout" svg:x1="4.9cm" svg:y1="2.8cm" svg:x2="4.9cm" svg:y2="4.6cm">
          <text:p/>
        </draw:line>
        <draw:line draw:style-name="gr11" draw:text-style-name="P1" draw:layer="layout" svg:x1="11.6cm" svg:y1="3.3cm" svg:x2="11.6cm" svg:y2="4.3cm">
          <text:p/>
        </draw:line>
        <draw:line draw:style-name="gr12" draw:text-style-name="P1" draw:layer="layout" svg:x1="5.9cm" svg:y1="4.7cm" svg:x2="5.9cm" svg:y2="8.4cm">
          <text:p text:style-name="P4">A</text:p>
        </draw:line>
        <draw:line draw:style-name="gr13" draw:text-style-name="P1" draw:layer="layout" svg:x1="2.1cm" svg:y1="4.8cm" svg:x2="2.2cm" svg:y2="19.4cm">
          <text:p/>
        </draw:line>
        <draw:line draw:style-name="gr12" draw:text-style-name="P1" draw:layer="layout" svg:x1="5.9cm" svg:y1="9.8cm" svg:x2="5.9cm" svg:y2="18.9cm">
          <text:p text:style-name="P4">B</text:p>
        </draw:line>
        <draw:line draw:style-name="gr14" draw:text-style-name="P1" draw:layer="layout" svg:x1="8.4cm" svg:y1="15.3cm" svg:x2="8.4cm" svg:y2="17.1cm">
          <text:p/>
        </draw:line>
        <draw:line draw:style-name="gr11" draw:text-style-name="P1" draw:layer="layout" svg:x1="11.6cm" svg:y1="9.7cm" svg:x2="11.6cm" svg:y2="10.7cm">
          <text:p/>
        </draw:line>
        <draw:line draw:style-name="gr11" draw:text-style-name="P1" draw:layer="layout" svg:x1="11.6cm" svg:y1="11.7cm" svg:x2="11.6cm" svg:y2="12.7cm">
          <text:p/>
        </draw:line>
        <draw:line draw:style-name="gr11" draw:text-style-name="P1" draw:layer="layout" svg:x1="11.6cm" svg:y1="13.7cm" svg:x2="11.6cm" svg:y2="18.3cm">
          <text:p/>
        </draw:line>
        <draw:line draw:style-name="gr11" draw:text-style-name="P1" draw:layer="layout" svg:x1="13.8cm" svg:y1="6.4cm" svg:x2="13.8cm" svg:y2="7.4cm">
          <text:p/>
        </draw:line>
        <draw:line draw:style-name="gr15" draw:text-style-name="P5" draw:layer="layout" svg:x1="1cm" svg:y1="3cm" svg:x2="4.7cm" svg:y2="3cm">
          <text:p text:style-name="P4"><text:span text:style-name="T2"><text:line-break/></text:span><text:span text:style-name="T3">Regeln/Parameter</text:span><text:span text:style-name="T3"><text:line-break/></text:span><text:span text:style-name="T3">aus Excel importieren</text:span></text:p>
        </draw:line>
        <draw:line draw:style-name="gr16" draw:text-style-name="P5" draw:layer="layout" svg:x1="5.9cm" svg:y1="7cm" svg:x2="13.7cm" svg:y2="7cm">
          <text:p text:style-name="P4"><text:span text:style-name="T2"><text:line-break/></text:span><text:span text:style-name="T3">Query</text:span></text:p>
        </draw:line>
        <draw:line draw:style-name="gr16" draw:text-style-name="P5" draw:layer="layout" svg:x1="6cm" svg:y1="10.1cm" svg:x2="11.6cm" svg:y2="10.1cm">
          <text:p text:style-name="P4"><text:span text:style-name="T2"><text:line-break/></text:span><text:span text:style-name="T3">Query Modell</text:span></text:p>
        </draw:line>
        <draw:line draw:style-name="gr15" draw:text-style-name="P5" draw:layer="layout" svg:x1="6cm" svg:y1="12.2cm" svg:x2="11.6cm" svg:y2="12.2cm">
          <text:p text:style-name="P4"><text:span text:style-name="T2"><text:line-break/></text:span><text:span text:style-name="T3">Funktion für Regel als</text:span><text:span text:style-name="T3"><text:line-break/></text:span><text:span text:style-name="T3">Stored Procedure speichern</text:span></text:p>
        </draw:line>
        <draw:line draw:style-name="gr15" draw:text-style-name="P5" draw:layer="layout" svg:x1="6cm" svg:y1="14cm" svg:x2="11.7cm" svg:y2="14cm">
          <text:p text:style-name="P4"><text:span text:style-name="T2"><text:line-break/></text:span><text:span text:style-name="T3">Query Erg. Skript A mit Funktion</text:span></text:p>
        </draw:line>
        <draw:line draw:style-name="gr17" draw:text-style-name="P5" draw:layer="layout" svg:x1="8.5cm" svg:y1="15.5cm" svg:x2="11.6cm" svg:y2="15.5cm">
          <text:p text:style-name="P4"><text:span text:style-name="T2"><text:line-break/></text:span><text:span text:style-name="T3">Aufruf für SQL</text:span><text:span text:style-name="T3"><text:line-break/></text:span><text:span text:style-name="T3">Query</text:span></text:p>
        </draw:line>
        <draw:line draw:style-name="gr17" draw:text-style-name="P5" draw:layer="layout" svg:x1="6cm" svg:y1="18.1cm" svg:x2="11.5cm" svg:y2="18.1cm">
          <text:p text:style-name="P4"><text:span text:style-name="T2"><text:line-break/></text:span><text:span text:style-name="T3">Ergebnis</text:span></text:p>
        </draw:line>
        <draw:line draw:style-name="gr18" draw:text-style-name="P5" draw:layer="layout" svg:x1="2cm" svg:y1="4.9cm" svg:x2="6cm" svg:y2="4.9cm">
          <text:p text:style-name="P4"><text:span text:style-name="T2"><text:line-break/></text:span><text:span text:style-name="T3">startet</text:span></text:p>
        </draw:line>
        <draw:polyline draw:style-name="gr19" draw:text-style-name="P7" draw:layer="layout" svg:width="0.9cm" svg:height="0.799cm" draw:transform="skewX (-0.0010471975511966) translate (5.99916224165281cm 5.2cm)" svg:viewBox="0 0 901 800" draw:points="1,0 901,0 900,800 0,800">
          <text:p text:style-name="P6"><text:span text:style-name="T3"><text:tab/></text:span><text:span text:style-name="T3"><text:tab/></text:span><text:span text:style-name="T3"><text:tab/></text:span><text:span text:style-name="T3">Query erstellen</text:span></text:p>
        </draw:polyline>
        <draw:line draw:style-name="gr17" draw:text-style-name="P5" draw:layer="layout" svg:x1="2.4cm" svg:y1="18.7cm" svg:x2="5.9cm" svg:y2="18.7cm">
          <text:p text:style-name="P4"><text:span text:style-name="T2"><text:line-break/></text:span><text:span text:style-name="T3">Ergebnis in Excel</text:span><text:span text:style-name="T3"><text:line-break/></text:span><text:span text:style-name="T3">rendern</text:span></text:p>
        </draw:line>
        <draw:polyline draw:style-name="gr19" draw:text-style-name="P7" draw:layer="layout" svg:width="0.9cm" svg:height="0.799cm" draw:transform="skewX (-0.0010471975511966) translate (6.09916224165281cm 10.9cm)" svg:viewBox="0 0 901 800" draw:points="1,0 901,0 900,800 0,800">
          <text:p text:style-name="P6"><text:span text:style-name="T3"><text:tab/></text:span><text:span text:style-name="T3"><text:tab/></text:span><text:span text:style-name="T3"><text:tab/></text:span><text:span text:style-name="T3">Queries erstellen</text:span></text:p>
        </draw:polyline>
        <draw:line draw:style-name="gr15" draw:text-style-name="P5" draw:layer="layout" svg:x1="5.1cm" svg:y1="3.8cm" svg:x2="11.5cm" svg:y2="3.8cm">
          <text:p text:style-name="P4"><text:span text:style-name="T2"><text:line-break/></text:span><text:span text:style-name="T3">Modell speichern</text:span></text:p>
        </draw:line>
        <draw:line draw:style-name="gr18" draw:text-style-name="P5" draw:layer="layout" svg:x1="8.5cm" svg:y1="16.9cm" svg:x2="11.6cm" svg:y2="16.9cm">
          <text:p text:style-name="P4"><text:span text:style-name="T2"><text:line-break/></text:span><text:span text:style-name="T3">Boolescher Wert</text:span></text:p>
        </draw:line>
        <draw:line draw:style-name="gr20" draw:text-style-name="P5" draw:layer="layout" svg:x1="1cm" svg:y1="4.9cm" svg:x2="2cm" svg:y2="4.9cm">
          <text:p/>
        </draw:line>
        <draw:line draw:style-name="gr21" draw:text-style-name="P5" draw:layer="layout" svg:x1="1cm" svg:y1="19.2cm" svg:x2="2cm" svg:y2="19.2cm">
          <text:p/>
        </draw:line>
        <draw:line draw:style-name="gr21" draw:text-style-name="P5" draw:layer="layout" svg:x1="5.9cm" svg:y1="9.9cm" svg:x2="5.9cm" svg:y2="8.3cm">
          <text:p/>
        </draw:line>
        <draw:line draw:style-name="gr11" draw:text-style-name="P1" draw:layer="layout" svg:x1="11.6cm" svg:y1="7.6cm" svg:x2="11.6cm" svg:y2="8.6cm">
          <text:p/>
        </draw:line>
        <draw:line draw:style-name="gr15" draw:text-style-name="P5" draw:layer="layout" svg:x1="6.1cm" svg:y1="8.1cm" svg:x2="11.7cm" svg:y2="8.1cm">
          <text:p text:style-name="P4"><text:span text:style-name="T2"><text:line-break/></text:span><text:span text:style-name="T3">Ergebnis aus AFE DB</text:span><text:span text:style-name="T3"><text:line-break/></text:span><text:span text:style-name="T3">speichern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04:37:37.127896599</meta:creation-date>
    <dc:date>2015-09-16T21:45:36.830430982</dc:date>
    <meta:editing-duration>PT1H28M22S</meta:editing-duration>
    <meta:editing-cycles>30</meta:editing-cycles>
    <meta:generator>LibreOffice/5.0.1.2.0$Linux_X86_64 LibreOffice_project/00m0$Build-2</meta:generator>
    <meta:print-date>2015-09-14T06:00:01.421061199</meta:print-date>
    <meta:document-statistic meta:object-count="42"/>
  </office:meta>
</office:document-meta>
</file>